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Heading_20_6">
      <style:paragraph-properties fo:margin-left="0cm" fo:margin-right="0cm" fo:line-height="107%" fo:text-indent="0cm" style:auto-text-indent="false" style:writing-mode="lr-tb"/>
      <style:text-properties officeooo:paragraph-rsid="000c3c5c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3c5c"/>
    </style:style>
    <style:style style:name="P5" style:family="paragraph" style:parent-style-name="Standard">
      <style:paragraph-properties fo:margin-left="0cm" fo:margin-right="0cm" fo:line-height="107%" fo:text-indent="1.249cm" style:auto-text-indent="false" style:writing-mode="lr-tb"/>
    </style:style>
    <style:style style:name="P6" style:family="paragraph" style:parent-style-name="Standard">
      <style:paragraph-properties fo:margin-left="0cm" fo:margin-right="0cm" fo:line-height="107%" fo:text-indent="1.249cm" style:auto-text-indent="false" style:writing-mode="lr-tb"/>
      <style:text-properties officeooo:paragraph-rsid="000c3c5c"/>
    </style:style>
    <style:style style:name="P7" style:family="paragraph" style:parent-style-name="Heading_20_5">
      <style:paragraph-properties fo:margin-left="0cm" fo:margin-right="0cm" fo:line-height="107%" fo:text-indent="0cm" style:auto-text-indent="false" style:writing-mode="lr-tb"/>
      <style:text-properties officeooo:paragraph-rsid="000d3880"/>
    </style:style>
    <style:style style:name="P8" style:family="paragraph" style:parent-style-name="Heading_20_5">
      <style:paragraph-properties fo:margin-left="0cm" fo:margin-right="0cm" fo:line-height="107%" fo:text-indent="0cm" style:auto-text-indent="false" style:writing-mode="lr-tb"/>
      <style:text-properties officeooo:rsid="000d3880" officeooo:paragraph-rsid="000d3880"/>
    </style:style>
    <style:style style:name="P9" style:family="paragraph" style:parent-style-name="Heading_20_6">
      <style:paragraph-properties fo:margin-left="0cm" fo:margin-right="0cm" fo:line-height="107%" fo:text-indent="0cm" style:auto-text-indent="false" style:writing-mode="lr-tb"/>
    </style:style>
    <style:style style:name="P10" style:family="paragraph" style:parent-style-name="Heading_20_6">
      <style:paragraph-properties fo:margin-left="0cm" fo:margin-right="0cm" fo:line-height="107%" fo:text-indent="0cm" style:auto-text-indent="false" style:writing-mode="lr-tb"/>
      <style:text-properties officeooo:paragraph-rsid="000d3880"/>
    </style:style>
    <style:style style:name="P11" style:family="paragraph" style:parent-style-name="Standard">
      <style:paragraph-properties fo:margin-left="0cm" fo:margin-right="0cm" fo:line-height="107%" fo:text-indent="1.249cm" style:auto-text-indent="false" style:writing-mode="lr-tb"/>
    </style:style>
    <style:style style:name="P12" style:family="paragraph" style:parent-style-name="Standard">
      <style:paragraph-properties fo:margin-left="0cm" fo:margin-right="0cm" fo:line-height="107%" fo:text-indent="1.249cm" style:auto-text-indent="false" style:writing-mode="lr-tb"/>
      <style:text-properties officeooo:paragraph-rsid="000d3880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d3880"/>
    </style:style>
    <style:style style:name="P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d3880" officeooo:paragraph-rsid="000d3880"/>
    </style:style>
    <style:style style:name="T1" style:family="text">
      <style:text-properties officeooo:rsid="000c3c5c"/>
    </style:style>
    <style:style style:name="T2" style:family="text">
      <style:text-properties officeooo:rsid="000d3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Toc83225943"/><text:bookmark-start text:name="_Toc41475246"/>GET /getTodasMediciones</text:h>
      <text:p text:style-name="P3">Obtener todas las mediciones de un usuario en un día</text:p>
      <text:h text:style-name="Heading_20_3" text:outline-level="3"><text:bookmark-start text:name="_Toc41475247"/><text:bookmark-start text:name="_Toc83225944"/>Parámetros </text:h>
      <text:h text:style-name="Heading_20_3" text:outline-level="3"><text:bookmark-start text:name="_Toc41475248"/><text:bookmark-start text:name="_Toc83225945"/>Respuestas</text:h>
      <text:p text:style-name="P1">200 – OK</text:p>
      <text:p text:style-name="P3">{<text:tab/></text:p>
      <text:p text:style-name="P5">mensaje:”ok”, </text:p>
      <text:p text:style-name="P5">datos: [ <text:bookmark-start text:name="_Hlk83225667"/>{id:””, <text:span text:style-name="T2">idUsuario</text:span>:””, <text:span text:style-name="T2">idSensor</text:span>:””, <text:span text:style-name="T2">fecha</text:span>: “”, <text:span text:style-name="T2">posicionLat</text:span>: “”, <text:span text:style-name="T2">posicionLng</text:span>:””, <text:s/><text:span text:style-name="T2">dato</text:span>:””}, …, {..} ]</text:p>
      <text:p text:style-name="P3">}</text:p>
      <text:p text:style-name="P1">404 – NOT FOUND</text:p>
      <text:p text:style-name="P1"/>
      <text:h text:style-name="Heading_20_2" text:outline-level="2">GET /get<text:span text:style-name="T1">Ultimas</text:span>Mediciones:<text:span text:style-name="T1">cuantas</text:span></text:h>
      <text:p text:style-name="P4">Obtener <text:span text:style-name="T1">un número de</text:span> mediciones de un usuario en un día</text:p>
      <text:h text:style-name="Heading_20_3" text:outline-level="3">Parámetros </text:h>
      <text:p text:style-name="P8">cuantas: Cuantas mediciones quieres obtener</text:p>
      <text:h text:style-name="Heading_20_3" text:outline-level="3">Respuestas</text:h>
      <text:p text:style-name="P2">200 – OK</text:p>
      <text:p text:style-name="P4">{<text:tab/></text:p>
      <text:p text:style-name="P6">mensaje:”ok”, </text:p>
      <text:p text:style-name="P12">datos: [ {id:””, <text:span text:style-name="T2">idUsuario</text:span>:””, <text:span text:style-name="T2">idSensor</text:span>:””, <text:span text:style-name="T2">fecha</text:span>: “”, <text:span text:style-name="T2">posicionLat</text:span>: “”, <text:span text:style-name="T2">posicionLng</text:span>:””, <text:s/><text:span text:style-name="T2">dato</text:span>:””}, …, {..} ]</text:p>
      <text:p text:style-name="P4">}</text:p>
      <text:p text:style-name="P2">404 – NOT FOUND</text:p>
      <text:p text:style-name="Standard"><text:bookmark-end text:name="_Toc83225943"/><text:bookmark-end text:name="_Hlk83225667"/><text:bookmark-end text:name="_Toc41475248"/><text:bookmark-end text:name="_Toc83225945"/><text:bookmark-end text:name="_Toc41475247"/><text:bookmark-end text:name="_Toc83225944"/><text:bookmark-end text:name="_Toc41475246"/></text:p>
      <text:h text:style-name="Heading_20_2" text:outline-level="2">POST /medicion</text:h>
      <text:p text:style-name="P3">Publicar un<text:span text:style-name="T2">a medición</text:span></text:p>
      <text:h text:style-name="Heading_20_3" text:outline-level="3"><text:bookmark-start text:name="_Toc83225947"/><text:bookmark-start text:name="_Toc41475253"/>Parámetros </text:h>
      <text:p text:style-name="P14"><text:bookmark-start text:name="_Toc83225948"/>{res: {id:””, <text:span text:style-name="T2">idUsuario</text:span>:””, <text:span text:style-name="T2">idSensor</text:span>:””, <text:span text:style-name="T2">fecha</text:span>: “”, <text:span text:style-name="T2">posicionLat</text:span>: “”, <text:span text:style-name="T2">posicionLng</text:span>:””, <text:s/><text:span text:style-name="T2">dato</text:span>:””}}</text:p>
      <text:h text:style-name="Heading_20_3" text:outline-level="3"><text:bookmark-start text:name="_Toc41475254"/>Respuestas</text:h>
      <text:p text:style-name="P1">201 – CREATED OK</text:p>
      <text:p text:style-name="P1">404 – NOT FOUND</text:p>
      <text:p text:style-name="P1">500 – Error</text:p>
      <text:p text:style-name="P14"><text:bookmark-end text:name="_Toc41475254"/><text:bookmark-end text:name="_Toc83225948"/><text:bookmark-end text:name="_Toc41475253"/><text:bookmark-end text:name="_Toc8322594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 Light1" style:font-family-asian="'Calibri Light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Times New Roman" style:font-family-asian="'Times New Roman'" style:font-family-generic-asian="system" style:font-pitch-asian="variable"/>
    </style:style>
    <style:style style:name="Título_20_6_20_Car" style:display-name="Título 6 C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Times New Roman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9T10:53:40.614000000</dc:date>
    <meta:editing-duration>PT26M49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9" meta:word-count="103" meta:character-count="737" meta:non-whitespace-character-count="646"/>
  </office:meta>
</office:document-meta>
</file>